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2.179cm"/>
    </style:style>
    <style:style style:name="pr3" style:family="presentation" style:parent-style-name="標準-notes">
      <style:graphic-properties draw:fill-color="#ffffff" fo:min-height="13.364cm"/>
    </style:style>
    <style:style style:name="pr4" style:family="presentation" style:parent-style-name="標準-outline1">
      <style:graphic-properties fo:min-height="11.929cm"/>
    </style:style>
    <style:style style:name="P1" style:family="paragraph">
      <style:paragraph-properties fo:margin-top="0.307cm" fo:margin-bottom="0.806cm"/>
    </style:style>
    <style:style style:name="T1" style:family="text">
      <style:text-properties fo:color="#ff3333"/>
    </style:style>
    <style:style style:name="T2"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3.506cm" svg:x="1.4cm" svg:y="0.837cm" presentation:class="title">
          <draw:text-box>
            <text:p>人権と尊厳を支える介護</text:p>
          </draw:text-box>
        </draw:frame>
        <draw:frame presentation:style-name="pr2" draw:layer="layout" svg:width="25.199cm" svg:height="12.179cm" svg:x="1.4cm" svg:y="4.914cm" presentation:class="subtitle" presentation:user-transformed="true">
          <draw:text-box>
            <text:p>白ゆりケアカレッジ</text:p>
            <text:p>新井田　英紀</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1" draw:layer="layout" svg:width="25.199cm" svg:height="3.506cm" svg:x="1.4cm" svg:y="0.837cm" presentation:class="title">
          <draw:text-box>
            <text:p>人権の考え方</text:p>
          </draw:text-box>
        </draw:frame>
        <draw:frame presentation:style-name="pr4" draw:layer="layout" svg:width="25.199cm" svg:height="12.179cm" svg:x="1.4cm" svg:y="4.914cm" presentation:class="outline">
          <draw:text-box>
            <text:list text:style-name="L3">
              <text:list-item>
                <text:p>人権とは、<text:span text:style-name="T1">すべての人がうまれながらにもっている人間らしく生きる権利</text:span>のこと。</text:p>
              </text:list-item>
            </text:list>
          </draw:text-box>
        </draw:frame>
        <draw:frame draw:style-name="gr2" draw:layer="layout" svg:width="23.8cm" svg:height="3.426cm" svg:x="2.2cm" svg:y="8cm">
          <draw:text-box>
            <text:p>①精神的自由権：思想・良心の自由、宗教の自由、学問の自由、表現の自由など</text:p>
            <text:p><text:line-break/>②身体的自由権：不法な逮捕・抑留・拘束からの自由など</text:p>
            <text:p/>
            <text:p>③経済的自由権：職業選択の自由、私有財産の不可侵</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1" draw:layer="layout" svg:width="25.199cm" svg:height="3.506cm" svg:x="1.4cm" svg:y="0.837cm" presentation:class="title">
          <draw:text-box>
            <text:p>世界での人権の取り組み</text:p>
          </draw:text-box>
        </draw:frame>
        <draw:frame presentation:style-name="pr4" draw:layer="layout" svg:width="25.199cm" svg:height="12.179cm" svg:x="1.4cm" svg:y="4.914cm" presentation:class="outline">
          <draw:text-box>
            <text:list text:style-name="L3">
              <text:list-item>
                <text:p>国際連合（1945年10月設立）</text:p>
                <text:p>「すべての人のための人権および基本的自由の普遍的な尊重」を国連の目的</text:p>
              </text:list-item>
              <text:list-item>
                <text:p>世界人権宣言（1948年総会）</text:p>
                <text:p>第1条「すべての人間は、生まれながらにして自由であり、かつ、尊厳と権利について平等である」</text:p>
              </text:list-item>
              <text:list-item>
                <text:p>国際人権規約（1977年発効）</text:p>
              </text:list-item>
              <text:list-item>
                <text:p>国際高齢者年（1999年）</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1" draw:layer="layout" svg:width="25.199cm" svg:height="3.506cm" svg:x="1.4cm" svg:y="0.837cm" presentation:class="title">
          <draw:text-box>
            <text:p>高齢者のための国連原則（1991年）</text:p>
          </draw:text-box>
        </draw:frame>
        <draw:frame presentation:style-name="pr4" draw:text-style-name="P1" draw:layer="layout" svg:width="25.199cm" svg:height="12.179cm" svg:x="1.4cm" svg:y="4.914cm" presentation:class="outline" presentation:user-transformed="true">
          <draw:text-box>
            <text:p>①自立（independence)</text:p>
            <text:p>②参加（participation)</text:p>
            <text:p>　<text:span text:style-name="T1">社会の一員として、事故に直接影響を及ぼすような政　策の決定に積極的に参加し、若年世代と自己の経験　と知識を分かち合うべきである。</text:span></text:p>
            <text:p>③ケア（care）</text:p>
            <text:p>④自己実現（delf-fulfillment)</text:p>
            <text:p>⑤尊厳(dignity)</text:p>
            <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1" draw:layer="layout" svg:width="25.199cm" svg:height="3.506cm" svg:x="1.4cm" svg:y="0.837cm" presentation:class="title">
          <draw:text-box>
            <text:p>我が国における基本的人権の尊重</text:p>
          </draw:text-box>
        </draw:frame>
        <draw:frame presentation:style-name="pr4" draw:layer="layout" svg:width="25.199cm" svg:height="12.179cm" svg:x="1.4cm" svg:y="4.914cm" presentation:class="outline">
          <draw:text-box>
            <text:list text:style-name="L3">
              <text:list-item>
                <text:p>日本国憲法</text:p>
                <text:p>第25条「すべての国民は、健康的な最低限度の生活を営む権利を有する。」</text:p>
                <text:p>第13条「すべての国民は、個人として尊重される。生命、自由及び幸福追求に対する国民の権利については、公共の福祉に反しない限り、立法その他の国政の上で、最大の尊重とする。」</text:p>
                <text:p/>
              </text:list-item>
              <text:list-item>
                <text:p>日本国憲法をもとに介護保険法介護保険は作られている。</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1" draw:layer="layout" svg:width="25.199cm" svg:height="3.506cm" svg:x="1.4cm" svg:y="0.837cm" presentation:class="title">
          <draw:text-box>
            <text:p>我が国における基本的人権の尊重</text:p>
          </draw:text-box>
        </draw:frame>
        <draw:frame presentation:style-name="pr4" draw:layer="layout" svg:width="25.199cm" svg:height="12.179cm" svg:x="1.4cm" svg:y="4.914cm" presentation:class="outline" presentation:user-transformed="true">
          <draw:text-box>
            <text:list text:style-name="L3">
              <text:list-item>
                <text:p>「すべて国民は、法の下に平等であって、人種、信条、性別、社会的身分又は門地により、政治的、経済的又は社会的関係において、差別されない」</text:p>
                <text:p/>
              </text:list-item>
              <text:list-item>
                <text:p>同和問題、ハンセン病、障害者問題、在日外国人問題、エイズ患者への差別、犯罪加害者家族への差別・・・・・</text:p>
              </text:list-item>
              <text:list-item>
                <text:p>北海道においても、札幌市議によるアイヌはいない発言</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layer="layout" svg:width="25.199cm" svg:height="3.506cm" svg:x="1.4cm" svg:y="0.837cm" presentation:class="title">
          <draw:text-box>
            <text:p>我が国における基本的人権の尊重</text:p>
          </draw:text-box>
        </draw:frame>
        <draw:frame presentation:style-name="pr4" draw:layer="layout" svg:width="25.199cm" svg:height="12.179cm" svg:x="1.4cm" svg:y="4.914cm" presentation:class="outline">
          <draw:text-box>
            <text:list text:style-name="L3">
              <text:list-item>
                <text:p>医療福祉分野において</text:p>
                <text:p>　①尊厳の保持</text:p>
                <text:p>　②プライバシーの配慮</text:p>
                <text:p>　③自己決定権</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1" draw:layer="layout" svg:width="25.199cm" svg:height="3.506cm" svg:x="1.4cm" svg:y="0.837cm" presentation:class="title">
          <draw:text-box>
            <text:p>さて・・・・・</text:p>
          </draw:text-box>
        </draw:frame>
        <draw:frame presentation:style-name="pr4" draw:layer="layout" svg:width="25.199cm" svg:height="4.486cm" svg:x="1.401cm" svg:y="9.4cm" presentation:class="outline" presentation:user-transformed="true">
          <draw:text-box>
            <text:list text:style-name="L3">
              <text:list-item>
                <text:p><text:span text:style-name="T2">みなさんは介護保険第</text:span><text:span text:style-name="T2">1</text:span><text:span text:style-name="T2">条を読んだことがありますか？？</text:span></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1" draw:layer="layout" svg:width="25.199cm" svg:height="3.506cm" svg:x="1.4cm" svg:y="0.837cm" presentation:class="title">
          <draw:text-box>
            <text:p>介護保険第１条</text:p>
          </draw:text-box>
        </draw:frame>
        <draw:frame presentation:style-name="pr4" draw:layer="layout" svg:width="25.199cm" svg:height="12.179cm" svg:x="1.4cm" svg:y="4.914cm" presentation:class="outline">
          <draw:text-box>
            <text:p>　この法律は、加齢に伴って生ずる心身の変　化に起因する疾病等により要介護状態となり、入浴、排せつ、食事等の介護、機能訓練並びに看護及び療養上の管理その他の医療を要する者等について、これらの者が尊厳を保持し、その有する能力に応じ<text:span text:style-name="T1">自立した日常生活を営むことができるよう</text:span>、必要な保健医療サービス及び福祉サービスに係る給付を行うため、国民の共同連帯の理念に基づき介護保険制度を設け、その行う保険給付等に関して必要な事項を定め、もって国民の保健医療の向上及び福祉の増進を図ることを目的とする。</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1" draw:layer="layout" svg:width="25.199cm" svg:height="3.506cm" svg:x="1.4cm" svg:y="0.837cm" presentation:class="title" presentation:user-transformed="true">
          <draw:text-box>
            <text:p>QOL（Quality of Life）</text:p>
          </draw:text-box>
        </draw:frame>
        <draw:frame presentation:style-name="pr4" draw:layer="layout" svg:width="25.199cm" svg:height="12.179cm" svg:x="1.4cm" svg:y="4.914cm" presentation:class="outline" presentation:user-transformed="true">
          <draw:text-box>
            <text:list text:style-name="L3">
              <text:list-item>
                <text:p>「生活・人生（life）」の「質（quality)」</text:p>
              </text:list-item>
              <text:list-item>
                <text:p>「よく生きる」「よりよい生」とも言われる。</text:p>
              </text:list-item>
              <text:list-item>
                <text:p>人の人生も「長く生きる」から「いかに生きるか」に変化していった。</text:p>
              </text:list-item>
              <text:list-item>
                <text:p>病気や障害があっても生活スタイルや価値観を消し去るものではなく、その人らしく生きることを保障</text:p>
                <text:p/>
              </text:list-item>
              <text:list-item>
                <text:p>病院や老人保健施設で歩くことができても、在宅で出来なければ意味がないのでは？</text:p>
              </text:list-item>
              <text:list-item>
                <text:p>ASL（社会生活行為）を意識した支援が必要。</text:p>
              </text:list-item>
              <text:list-item>
                <text:p>介護職には生活リハビリの視点も求められる。</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layer="layout" svg:width="25.199cm" svg:height="3.506cm" svg:x="1.4cm" svg:y="0.837cm" presentation:class="title">
          <draw:text-box>
            <text:p>そして・・・</text:p>
          </draw:text-box>
        </draw:frame>
        <draw:frame presentation:style-name="pr4" draw:layer="layout" svg:width="25.199cm" svg:height="12.179cm" svg:x="1.4cm" svg:y="4.914cm" presentation:class="outline" presentation:user-transformed="true">
          <draw:text-box>
            <text:list text:style-name="L3">
              <text:list-item>
                <text:p>歩いてトイレに行くことが幸せ？？</text:p>
              </text:list-item>
              <text:list-item>
                <text:p>現在90歳の人がリハビリを頑張る→東京オリンピックを目指すのですか？？</text:p>
              </text:list-item>
              <text:list-item>
                <text:p>ADL（日常生活動作）ができる、できないだけで人の幸せは図ることができない。</text:p>
              </text:list-item>
              <text:list-item>
                <text:p>他者の介助を受け入れる諦めも必要な場合もある。</text:p>
              </text:list-item>
              <text:list-item>
                <text:p>もちろん自己決定において判断をする必要はある。</text:p>
              </text:list-item>
              <text:list-item>
                <text:p>認知症の方々の主観的評価の把握など自己決定・自己選択への支援は？</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1" draw:layer="layout" svg:width="25.199cm" svg:height="3.506cm" svg:x="1.4cm" svg:y="0.837cm" presentation:class="title">
          <draw:text-box>
            <text:p>ノーマライゼーション</text:p>
          </draw:text-box>
        </draw:frame>
        <draw:frame presentation:style-name="pr4" draw:layer="layout" svg:width="25.199cm" svg:height="12.179cm" svg:x="1.4cm" svg:y="4.914cm" presentation:class="outline">
          <draw:text-box>
            <text:list text:style-name="L3">
              <text:list-item>
                <text:p>障害があってもだれでも参加し、普通に暮らせる社会を目指す</text:p>
              </text:list-item>
              <text:list-item>
                <text:p>イギリス「新救貧法」（1834）→「劣等処遇の法則」</text:p>
                <text:p>知的障害者・精神障害者を隔離</text:p>
              </text:list-item>
              <text:list-item>
                <text:p>バンク・ミケルセン「1959年法」→のノーマライゼーションを唱える</text:p>
              </text:list-item>
              <text:list-item>
                <text:p>どれだけ重い知的障害を持っていたとしても、ほかの人々と同じ権利を持つ平等な存在である。</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7T15:24:20.840000000</meta:creation-date>
    <dc:date>2014-12-17T18:05:28.729000000</dc:date>
    <meta:editing-duration>PT1H7M42S</meta:editing-duration>
    <meta:editing-cycles>1</meta:editing-cycles>
    <meta:document-statistic meta:object-count="74"/>
    <meta:generator>LibreOffice/4.2.5.2$Windows_x86 LibreOffice_project/6ff819b65674ae6c83f3cbab9e4a4c2b292a7a94</meta:generator>
  </office:meta>
</office:document-meta>
</file>